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style:font-name="Wingdings" style:font-name-asian="Wingdings" style:font-name-complex="Wingding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Normal" style:family="paragraph">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style:font-name="Wingdings" style:font-name-asian="Wingdings" style:font-name-complex="Wingdings" fo:language="en" fo:country="US"/>
    </style:style>
    <style:style style:name="T9" style:parent-style-name="DefaultParagraphFont" style:family="text">
      <style:text-properties fo:language="en" fo:country="US"/>
    </style:style>
    <style:style style:name="P10" style:parent-style-name="Normal" style:family="paragraph">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style:font-name="Wingdings" style:font-name-asian="Wingdings" style:font-name-complex="Wingdings" fo:language="en" fo:country="US"/>
    </style:style>
    <style:style style:name="T13" style:parent-style-name="DefaultParagraphFont" style:family="text">
      <style:text-properties fo:language="en" fo:country="US"/>
    </style:style>
    <style:style style:name="P14" style:parent-style-name="ListParagraph" style:list-style-name="LFO1" style:family="paragraph">
      <style:text-properties fo:language="en" fo:country="US"/>
    </style:style>
    <style:style style:name="P15" style:parent-style-name="ListParagraph" style:list-style-name="LFO1" style:family="paragraph">
      <style:text-properties fo:language="en" fo:country="US"/>
    </style:style>
    <style:style style:name="P16" style:parent-style-name="ListParagraph" style:list-style-name="LFO1" style:family="paragraph">
      <style:text-properties fo:language="en" fo:country="US"/>
    </style:style>
    <style:style style:name="P17" style:parent-style-name="ListParagraph" style:list-style-name="LFO1" style:family="paragraph"/>
    <style:style style:name="T18" style:parent-style-name="DefaultParagraphFont" style:family="text">
      <style:text-properties fo:language="en" fo:country="US"/>
    </style:style>
    <style:style style:name="T19" style:parent-style-name="DefaultParagraphFont" style:family="text">
      <style:text-properties style:font-name="Wingdings" style:font-name-asian="Wingdings" style:font-name-complex="Wingdings" fo:language="en" fo:country="US"/>
    </style:style>
    <style:style style:name="T20" style:parent-style-name="DefaultParagraphFont" style:family="text">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style:font-name="Wingdings" style:font-name-asian="Wingdings" style:font-name-complex="Wingding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P28" style:parent-style-name="Normal" style:family="paragraph">
      <style:text-properties fo:language="en" fo:country="US"/>
    </style:style>
    <style:style style:name="T29" style:parent-style-name="DefaultParagraphFont" style:family="text">
      <style:text-properties fo:language="en" fo:country="US"/>
    </style:style>
  </office:automatic-styles>
  <office:body>
    <office:text text:use-soft-page-breaks="true">
      <text:p text:style-name="P1"><text:span text:style-name="T2">Digital twin<text:s/></text:span><text:span text:style-name="T3"></text:span><text:span text:style-name="T4"><text:s/>digital representation of a</text:span><text:span text:style-name="T5"><text:s/>physical product/system/… that serves as an indistinguishable digital counterpart. There is real time bi-directional communication between the digital and the physical objects. Goal is to do testing/simulation/… on the digital object.</text:span></text:p>
      <text:p text:style-name="P6"/>
      <text:p text:style-name="Normal"><text:span text:style-name="T7">Smart contract<text:s/></text:span><text:span text:style-name="T8"></text:span><text:span text:style-name="T9"><text:s/>self-executing program that automates the actions stipulated in a contract. Transactions are trackable/were logged and irreversible. Smart contracts don’t contain legal language, just code that is executed when specified conditions are met.</text:span></text:p>
      <text:p text:style-name="P10"/>
      <text:p text:style-name="Normal"><text:span text:style-name="T11">NGSI-LD<text:s/></text:span><text:span text:style-name="T12"></text:span><text:span text:style-name="T13"><text:s/>information model derived from property graphs.<text:s/></text:span></text:p>
      <text:list text:style-name="LFO1" text:continue-numbering="true">
        <text:list-item>
          <text:p text:style-name="P14">They are, directed graphs, made of nodes connected by unidirectional arcs (arcs are directed edges, directed graphs have arcs, undirected graphs have edges!),<text:s/></text:p>
        </text:list-item>
        <text:list-item>
          <text:p text:style-name="P15">nodes and arcs may have multiple optional attached properties</text:p>
        </text:list-item>
        <text:list-item>
          <text:p text:style-name="P16">properties have the form of arbitrary key-value pairs, keys are strings, and values are arbitrary data types</text:p>
        </text:list-item>
        <text:list-item>
          <text:p text:style-name="P17"><text:span text:style-name="T18">relationship is an arc of the graph<text:s/></text:span><text:span text:style-name="T19"></text:span><text:span text:style-name="T20"><text:s/>which has an identifier, start node and end node</text:span></text:p>
        </text:list-item>
      </text:list>
      <text:p text:style-name="P21"/>
      <text:p text:style-name="Normal"><text:span text:style-name="T22">UMA (user<text:s/></text:span><text:span text:style-name="T23">managed access</text:span><text:span text:style-name="T24">)<text:s/></text:span><text:span text:style-name="T25"></text:span><text:span text:style-name="T26"><text:s/>simply the administration of giving individuals users in a system access to the tools/information they need at the right time.</text:span><text:span text:style-name="T27"><text:s/>This would enable multiple resource servers operation in different domains to communicate with a single authorization server. Resource owner can monitor and control authorization grant rules through the authorization server over time.</text:span></text:p>
      <text:p text:style-name="P28"/>
      <text:p text:style-name="Normal"><text:span text:style-name="T29">Resource owner can control who has access to its resources, with the help of a resource server that is in contact with requesting parties, the resource server allows requesting parties access to the resources based on policies defined by the resource owner. Each resource can have different policies, and they can change over tim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sta Da Quinta Joao</meta:initial-creator>
    <dc:creator>Costa Da Quinta Joao</dc:creator>
    <meta:creation-date>2023-03-06T07:21:00Z</meta:creation-date>
    <dc:date>2023-03-06T10:51:00Z</dc:date>
    <meta:template xlink:href="Normal" xlink:type="simple"/>
    <meta:editing-cycles>4</meta:editing-cycles>
    <meta:editing-duration>PT8160S</meta:editing-duration>
    <meta:document-statistic meta:page-count="1" meta:paragraph-count="3" meta:word-count="267" meta:character-count="1737" meta:row-count="12" meta:non-whitespace-character-count="1473"/>
  </office:meta>
</office:document-meta>
</file>